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9 Forms</text:p>
      <text:p text:style-name="Standard"/>
      <text:p text:style-name="Standard">9.1</text:p>
      <text:p text:style-name="Standard">Overview of Forms</text:p>
      <text:p text:style-name="Standard">-a form is an html element that contains and organizes objects called form controls, including text boxes, check boxes, and buttons</text:p>
      <text:p text:style-name="Standard">-form controls can accept information from website visitors</text:p>
      <text:p text:style-name="Standard">-Google's search function is a form that uses the text box and two search buttons</text:p>
      <text:p text:style-name="Standard">-select-lists are sometimes called drop-down boxes</text:p>
      <text:p text:style-name="Standard">-the form needs to invoke a program or script on the web server in order to search a database or record an order</text:p>
      <text:p text:style-name="Standard"/>
      <text:p text:style-name="Standard">There are usually 2 components of a form</text:p>
      <text:p text:style-name="Standard">1 the html form itself, which is the web page user interface</text:p>
      <text:p text:style-name="Standard">2 the server-side processing, which works with the form data and sends e-mail, writes to a text file, updates a database, or performs some other type of processing on the server </text:p>
      <text:p text:style-name="Standard"/>
      <text:p text:style-name="Standard">Form Element</text:p>
      <text:p text:style-name="Standard">-the form element contains a form on a web page, it begins with a &lt;form&gt; tag and ends with a &lt;/form&gt; tag</text:p>
      <text:p text:style-name="Standard">-there can be multiple forms on a webpage but they cannot be nested within each other</text:p>
      <text:p text:style-name="Standard">-the form element can be configured with attributes that specify which server-side program or file will process the form, how the form info will be sent to the server, and the name of the form</text:p>
      <text:p text:style-name="Standard"/>
      <text:p text:style-name="Standard">Table 9.1, Attributes of the Form Element</text:p>
      <text:p text:style-name="Standard">-action- Value: URL or filename/path of server-side processing script. Required; indicates where to send the form information when the form is submitted; <text:a xlink:type="simple" xlink:href="mailto:e-mailaddress" text:style-name="Internet_20_link" text:visited-style-name="Visited_20_Internet_20_Link">mailto:e-mailaddress</text:a> will launch the visitor's default email application to send the form information</text:p>
      <text:p text:style-name="Standard">-autocomplete- Value: on or off. HTML5 attribute; default value; browser will use autocomplete to fill form fields. For off, browser will not use autocomplete to fill form fields</text:p>
      <text:p text:style-name="Standard">-id- Value: alphanumeric, no spaces; the value must be unique and not used for other id values on the same web page document. Optional; provides a unique identifier for the form</text:p>
      <text:p text:style-name="Standard">-method</text:p>
      <text:p text:style-name="Standard">*get- default value; the value of get causes the form data to be appended to the url and sent to the web server </text:p>
      <text:p text:style-name="Standard">*post- the post method is more private and transmits the form data in the body of the http response; this method is preferred by the W3C</text:p>
      <text:p text:style-name="Standard">-name- Value: alphanumeric, no spaces, begins with a letter; choose a form name value that is descriptive but short (ie. OrderForm is better than Form1 or WidgetsRUsOrderForm). Optional; names the form so that it can be easily accessed by client-side scripting languages to edit and verify the form information before the server-side processing is invoked</text:p>
      <text:p text:style-name="Standard"/>
      <text:p text:style-name="Standard">-for example, to configure a form with the name attribute set to the value “order”, using the post method and invoking a script called demo.php on your web server, the code is:</text:p>
      <text:p text:style-name="Standard">&lt;form name=”order” method=”post” id=”order” action=”demo.php”&gt;... form controls go here...&lt;/form&gt;</text:p>
      <text:p text:style-name="Standard"/>
      <text:p text:style-name="Standard"/>
      <text:p text:style-name="Standard"/>
      <text:p text:style-name="Standard"><text:soft-page-break/>9.2</text:p>
      <text:p text:style-name="Standard">Input Element Form Controls</text:p>
      <text:p text:style-name="Standard">-the input element is a void tag that is used to configure several different types of form controls</text:p>
      <text:p text:style-name="Standard">-the input element is not coded as a pair of opening and closing tags</text:p>
      <text:p text:style-name="Standard">-use the type attribute to specify the type of form control that the browser should display</text:p>
      <text:p text:style-name="Standard"/>
      <text:p text:style-name="Standard">Text Box</text:p>
      <text:p text:style-name="Standard">-the &lt;input&gt; tag with type=”text” configures a text box form control</text:p>
      <text:p text:style-name="Standard">-text box form control accepts text or numeric info such as names, email addresses, phone numbers, and other text</text:p>
      <text:p text:style-name="Standard"/>
      <text:p text:style-name="Standard">Table 9.2 Common Text Box Attributes</text:p>
      <text:p text:style-name="Standard">-type- Value: text. Configures a text box</text:p>
      <text:p text:style-name="Standard">-name- Value: alphanumeric, no spaces, begins with a letter. Names the form element so that it can be easily accessed by client-side scripting languages or by server-side processing; the name should be unique</text:p>
      <text:p text:style-name="Standard">-id- Value: alphanumeric, no spaces, begins with a letter. Provides a unique identifier for the form element</text:p>
      <text:p text:style-name="Standard">-size- Value: numeric value. Configures the width of the text box as displayed by the browser; if the size is omitted, the browser displays the text box with its own default size</text:p>
      <text:p text:style-name="Standard">-maxlength- Value: numeric value. Configures the maximum length data accepted by the text box</text:p>
      <text:p text:style-name="Standard">-value- Value: text or numeric characters. Assigns an initial value to the text box that is displayed by the browser; accepts information typed in the text box; this value can be accessed by client-side scripting languages and by server-side processing</text:p>
      <text:p text:style-name="Standard">-disabled- Value: disabled. Form control is disabled</text:p>
      <text:p text:style-name="Standard">-readonly- Value: readonly. Form control is for display; cannot be edited</text:p>
      <text:p text:style-name="Standard">-autocomplete</text:p>
      <text:p text:style-name="Standard">*on- HTML5 attribute; default; browser will use autocomplete to fill the form control</text:p>
      <text:p text:style-name="Standard">*off- HTML5 attribute; browser will not use autocomplete to fill the form control</text:p>
      <text:p text:style-name="Standard">-autofocus- Value: autofocus. HTML5 attribute; browser places cursor in the form control and sets the focus</text:p>
      <text:p text:style-name="Standard">-list- Value: datalist element id value. HTML5 attribute; associates the form control with a datalist element</text:p>
      <text:p text:style-name="Standard">-placeholder- Value: text or numeric characters. HTML5 attribute; brief information intended to assist the user</text:p>
      <text:p text:style-name="Standard">-required- Value: required. HTML5 attribute; browser verifies entry of information before submitting the form</text:p>
      <text:p text:style-name="Standard">-accesskey- Value: keyboard character. Configures a hotkey for the form control</text:p>
      <text:p text:style-name="Standard">-tabindex- Value: numeric value. Configures the tab order of the form control</text:p>
      <text:p text:style-name="Standard"/>
      <text:p text:style-name="Standard">-example:</text:p>
      <text:p text:style-name="Standard">Email: &lt;input type=”text” name=”email” id=”email”&gt;</text:p>
      <text:p text:style-name="Standard"/>
      <text:p text:style-name="Standard">-several attributes are new in html5. The new required attribute will cause supporting browsers to perform form validation. Browsers that support the html5 required attribute will automatically verify that information has been entered in the text box and display an error message when a condition is not met (note: browsers that don't support it will ignore this attribute)</text:p>
      <text:p text:style-name="Standard">-be aware that verification and validation of form info also must be done the old-fashioned way, with client-side or server-side scripting</text:p>
      <text:p text:style-name="Standard"><text:soft-page-break/>-ex:</text:p>
      <text:p text:style-name="Standard">Email: &lt;input type=”text” name=”email” id=”email” required=”required”&gt;</text:p>
      <text:p text:style-name="Standard"/>
      <text:p text:style-name="Standard">-name attribute names the form so that it can be easily accessed by client-side scripting languages such as JavaScript and by server-side processing languages such as PHP</text:p>
      <text:p text:style-name="Standard"/>
      <text:p text:style-name="Standard">Submit Button</text:p>
      <text:p text:style-name="Standard">-submit button form control is used to submit the form</text:p>
      <text:p text:style-name="Standard">-when clicked, it triggers the action method on the form element and causes the browser to send the form data (the name and value pairs for each form control) to the web server. The web server will invoke the sever-side processing program or script listed on the form's action property</text:p>
      <text:p text:style-name="Standard">-the input element with type=”submit” configures a submit button. For example:</text:p>
      <text:p text:style-name="Standard">&lt;input type=”submit”&gt;</text:p>
      <text:p text:style-name="Standard"/>
      <text:p text:style-name="Standard">Reset Button</text:p>
      <text:p text:style-name="Standard">-reset button form control is used to reset the form fields to their initial values. A reset button does not submit the form</text:p>
      <text:p text:style-name="Standard">-the input element with type=”reset” configures a reset button. For example:</text:p>
      <text:p text:style-name="Standard">&lt;input type=”reset”&gt;</text:p>
      <text:p text:style-name="Standard"/>
      <text:p text:style-name="Standard">Common Attributes for Submit and Reset Buttons</text:p>
      <text:p text:style-name="Standard">-type</text:p>
      <text:p text:style-name="Standard">*submit- configures a submit button</text:p>
      <text:p text:style-name="Standard">*reset- configures a reset button</text:p>
      <text:p text:style-name="Standard">-name- Value: alphanumeric, no spaces, begins with a letter. Names the form element so that it can be easily accessed by client-side scripting languages (such as javascript) or by server-side processing; the name should be unique</text:p>
      <text:p text:style-name="Standard">-id- Value: alphanumeric, no spaces, begins with a letter. Provides a unique identifier for the form element</text:p>
      <text:p text:style-name="Standard">-value- Value: text or numeric characters. Configures the text displayed on the button; a submit button displays the text “Submit Query” by default; a reset button displays “Reset” by default</text:p>
      <text:p text:style-name="Standard">-accesskey- Value: keyboard character. Configures a hotkey for the form control</text:p>
      <text:p text:style-name="Standard">-tabindex- Value: numeric value. Configures the tab order of the form control</text:p>
      <text:p text:style-name="Standard"/>
      <text:p text:style-name="Standard">Hands On Practice 9.1</text:p>
      <text:p text:style-name="Standard">1 Modify the title element to display the text “Form Example”</text:p>
      <text:p text:style-name="Standard">2 Configure an h1 element with the text “Join Our Newsletter”</text:p>
      <text:p text:style-name="Standard">3 Making the form itself:</text:p>
      <text:p text:style-name="Standard">&lt;form method=”get”&gt;</text:p>
      <text:p text:style-name="Standard"><text:tab/>Email: &lt;input type=”text” name=”email” id=”email”&gt;&lt;br&gt;&lt;br&gt;</text:p>
      <text:p text:style-name="Standard"><text:tab/>&lt;input type=”submit” value=”Sign Me Up!”&gt;</text:p>
      <text:p text:style-name="Standard"><text:tab/>&lt;input type=”reset”&gt;</text:p>
      <text:p text:style-name="Standard">&lt;/form&gt;</text:p>
      <text:p text:style-name="Standard"/>
      <text:p text:style-name="Standard">Check Box</text:p>
      <text:p text:style-name="Standard">-the check box form control allows the user to select one or more of a group of predetermined items</text:p>
      <text:p text:style-name="Standard">-the input element with type=”checkbox” configures a check box</text:p>
      <text:p text:style-name="Standard"/>
      <text:p text:style-name="Standard"/>
      <text:p text:style-name="Standard"><text:soft-page-break/>-type- Value: checkbox. Configures a check box</text:p>
      <text:p text:style-name="Standard">-name- Value: alphanumeric, no spaces, begins with a letter. Names the form element so that it can be easily accessed by client-side scripting languages or by server-side processing; the name should be unique</text:p>
      <text:p text:style-name="Standard">-id- Value: alphanumeric, no spaces, begins with a letter. Provides a unique identifier for the form element</text:p>
      <text:p text:style-name="Standard">-checked- Value: checked. Configures the check box to be checked by default when displayed by the browser</text:p>
      <text:p text:style-name="Standard">-value- Value: text or numeric characters. Assigns a value to the check box that is triggered when the check box is checked; this value can be accessed by client-side and server-side processing</text:p>
      <text:p text:style-name="Standard">-disabled- Value: disabled. Form control is disabled</text:p>
      <text:p text:style-name="Standard">-readonly- Value: readonly. Form control is for display; cannot be edited</text:p>
      <text:p text:style-name="Standard">-autofocus- Value: autofocus. HTML5 attribute; browser places cursor in the form control and sets the focus</text:p>
      <text:p text:style-name="Standard">-required- Value: required. HTML5 attribute; browser verifies entry of information before submitting the form</text:p>
      <text:p text:style-name="Standard">-accesskey- Value: keyboard character. Configures a hotkey for the form control</text:p>
      <text:p text:style-name="Standard">-tabindex- Value: numeric value. Configures the tab order of the form control</text:p>
      <text:p text:style-name="Standard"/>
      <text:p text:style-name="Standard">Sample check box:</text:p>
      <text:p text:style-name="Standard">Choose the browsers you use: &lt;br&gt;</text:p>
      <text:p text:style-name="Standard">&lt;input type=”checkbox” name=”GO” id=”GO” value=”yes”&gt; Google Chrome &lt;br&gt;</text:p>
      <text:p text:style-name="Standard">&lt;input type=”checkbox” name=”Firefox” id=”Firefox” value=”yes”&gt; Firefox &lt;br&gt;</text:p>
      <text:p text:style-name="Standard">&lt;input type=”checkbox” name=”Edge” id=”Edge” value=”yes”&gt; Microsoft Edge &lt;br&gt;</text:p>
      <text:p text:style-name="Standard"/>
      <text:p text:style-name="Standard">Radio Button</text:p>
      <text:p text:style-name="Standard">-the radio button form control allows the user to select exactly one (and only one) choice from a group of predetermined items</text:p>
      <text:p text:style-name="Standard">-each radio button in a group is given the same name attribute and a unique value attributes</text:p>
      <text:p text:style-name="Standard">-because the name attribute is the same, the elements are identified as part of a group by the browsers and only one may be selected</text:p>
      <text:p text:style-name="Standard">-the input element with type=”radio” configures a radio button. Note that only one radio button can be selected at a time by a user</text:p>
      <text:p text:style-name="Standard">-html example:</text:p>
      <text:p text:style-name="Standard">Select your favorite browser:&lt;br&gt;</text:p>
      <text:p text:style-name="Standard">&lt;input type=”radio” name=”favbrowser” id=”favGO” value=”GO”&gt; Google Chrome&lt;br&gt;</text:p>
      <text:p text:style-name="Standard">&lt;input type=”radio” name “favbrowser” id=”favFireFox” value=”FireFox”&gt; Firefox&lt;br&gt;</text:p>
      <text:p text:style-name="Standard">&lt;input type=”radio” name=”favbrowser” id=”favEdge” value=”Edge”&gt; Microsoft Edge&lt;br&gt;</text:p>
      <text:p text:style-name="Standard"/>
      <text:p text:style-name="Standard">-notice that all the name attributes have the same value: favbrowser</text:p>
      <text:p text:style-name="Standard">-radio buttons with the same name attribute are treated as a group by the browser</text:p>
      <text:p text:style-name="Standard">-each radio button in the same group can be uniquely identified by its value attribute </text:p>
      <text:p text:style-name="Standard"/>
      <text:p text:style-name="Standard">Table 9.5 Common Radio Button Attributes</text:p>
      <text:p text:style-name="Standard">-type- Value: radio. Configures a radio button</text:p>
      <text:p text:style-name="Standard">-name- Value: alphanumeric, no spaces, begins with a letter. Names the form element so that it can be easily accessed by client-side scripting languages or by server-side processing; the name should be unique</text:p>
      <text:p text:style-name="Standard">-id- Value: alphanumeric, no spaces, begins with a letter. Provides a unique identifier for the form <text:soft-page-break/>element</text:p>
      <text:p text:style-name="Standard">-checked- Value: checked. Configures the radio button to be checked by default when displayed by the browser</text:p>
      <text:p text:style-name="Standard">-value- Value: text or numeric characters. Assigns a value to the check box that is triggered when the check box is checked; this value can be accessed by client-side and server-side processing</text:p>
      <text:p text:style-name="Standard">-disabled- Value: disabled. Form control is disabled</text:p>
      <text:p text:style-name="Standard">-readonly- Value: readonly. Form control is for display; cannot be edited</text:p>
      <text:p text:style-name="Standard">-autofocus- Value: autofocus. HTML5 attribute; browser places cursor in the form control and sets the focus</text:p>
      <text:p text:style-name="Standard">-required- Value: required. HTML5 attribute; browser verifies entry of information before submitting the form</text:p>
      <text:p text:style-name="Standard">-accesskey- Value: keyboard character. Configures a hotkey for the form control</text:p>
      <text:p text:style-name="Standard">-tabindex- Value: numeric value. Configures the tab order of the form control</text:p>
      <text:p text:style-name="Standard"/>
      <text:p text:style-name="Standard">Hidden Input Control</text:p>
      <text:p text:style-name="Standard">-the hidden input control stores text or numeric information, but it is not visible in the browser viewport</text:p>
      <text:p text:style-name="Standard">-hidden controls can be accessed by both client-side scripting and server-side processing</text:p>
      <text:p text:style-name="Standard">-the input element with type=”hidden” configures a hidden input control. Common attributes for hidden input controls are listed in table 9.6</text:p>
      <text:p text:style-name="Standard">-the html to create a hidden input control with the name attribute set to “sendto” and the value attribute set to an email address is:</text:p>
      <text:p text:style-name="Standard">&lt;input type=”hidden” name=”sendto” id=”sendto” value=”<text:a xlink:type="simple" xlink:href="mailto:order@site.com" text:style-name="Internet_20_link" text:visited-style-name="Visited_20_Internet_20_Link">order@site.com</text:a>”&gt;</text:p>
      <text:p text:style-name="Standard"/>
      <text:p text:style-name="Standard">Table 9.6 Common Hidden Input Control Attributes</text:p>
      <text:p text:style-name="Standard">-type- Value: hidden. Configures a hidden element</text:p>
      <text:p text:style-name="Standard">-name- Value: alphanumeric, no spaces, begins with a letter. Names the form element so that it can be easily accessed by client-side scripting languages or by server-side processing; the name should be unique</text:p>
      <text:p text:style-name="Standard">-id- Value: alphanumeric, no spaces, begins with a letter. Provides a unique identifier for the form element</text:p>
      <text:p text:style-name="Standard">-value- Value: text or numeric characters. Assigns a value to the hidden control; this value can be accessed by client-side scripting languages and server-side processing</text:p>
      <text:p text:style-name="Standard">-disabled- Value: disabled. Form control is disabled</text:p>
      <text:p text:style-name="Standard"/>
      <text:p text:style-name="Standard">Password Box</text:p>
      <text:p text:style-name="Standard">-a password box form control is similar to the text box, but it is used to accept information that must be hidden as it is entered, such as a password</text:p>
      <text:p text:style-name="Standard">-the input element with type=”password” configures a password box</text:p>
      <text:p text:style-name="Standard">-when a user types info in a password box, asterisks (or another symbol depending on the browser) are displayed instead of the characters that have been typed. This hides the information from someone looking over the shoulder of the person typing</text:p>
      <text:p text:style-name="Standard">-the actual characters typed are sent to the server and the information is not really secret or hidden (see ch12 for discussion of encryption and security)</text:p>
      <text:p text:style-name="Standard">-sample password box:</text:p>
      <text:p text:style-name="Standard">Password: &lt;input type=”password” name=”pword” id=”pword”&gt;</text:p>
      <text:p text:style-name="Standard"/>
      <text:p text:style-name="Standard"/>
      <text:p text:style-name="Standard"/>
      <text:p text:style-name="Standard"/>
      <text:p text:style-name="Standard"><text:soft-page-break/>9.3</text:p>
      <text:p text:style-name="Standard">Scrolling Text Boxes</text:p>
      <text:p text:style-name="Standard">-the scrolling text box form control accepts free-form comments, questions, or descriptions</text:p>
      <text:p text:style-name="Standard">-the textarea element configures a scrolling text box. It begins with a &lt;textarea&gt; tag and ends with a &lt;/textarea&gt; tag</text:p>
      <text:p text:style-name="Standard">-example:</text:p>
      <text:p text:style-name="Standard">Comments:&lt;br&gt;</text:p>
      <text:p text:style-name="Standard">&lt;textarea name=”comments” id=”comments” cols=”40” rows=”2”&gt;Enter your comments here&lt;/textarea&gt;</text:p>
      <text:p text:style-name="Standard"/>
      <text:p text:style-name="Standard">Table 9.7</text:p>
      <text:p text:style-name="Standard">-name- Value: alphanumeric, no spaces, begins with a letter. Names the form element so that it can be easily accessed by client-side scripting languages or by server-side processing; the name should be unique</text:p>
      <text:p text:style-name="Standard">-id- Value: alphanumeric, no spaces, begins with a letter. Provides a unique identifier for the form element</text:p>
      <text:p text:style-name="Standard">-cols- Value: numeric value. Required; configures the width in character columns of the scrolling test box; if cols is omitted, the browser displays the scrolling text box with its own default width</text:p>
      <text:p text:style-name="Standard">-rows- Value: numeric value. Required; configures the height in rows of the scrolling text box; if rows is omitted, the browser displays the scrolling text box with its own default height</text:p>
      <text:p text:style-name="Standard">-maxlength- Value: numeric value. Configures the maximum length of data accepted by the text box</text:p>
      <text:p text:style-name="Standard">-disabled- Value: disabled. Form control is disabled</text:p>
      <text:p text:style-name="Standard">-readonly- Value: readonly. Form control is for display; cannot be edited</text:p>
      <text:p text:style-name="Standard">-autofocus- Value: autofocus. HTML5 attribute; browser places cursor in the form control and sets the focus</text:p>
      <text:p text:style-name="Standard">-placeholder- Value: text or numeric characters. HTML5 attribute; brief information intended to assist the user</text:p>
      <text:p text:style-name="Standard">-required- Value: required. HTML5 attribute, browser verifies entry of information before submitting the form</text:p>
      <text:p text:style-name="Standard">-wrap- Value: hard or soft. HTML5 attribute; configures line breaks within the information entered</text:p>
      <text:p text:style-name="Standard">-accesskey- Value: keyboard character. Configures a hotkey for the form control</text:p>
      <text:p text:style-name="Standard">-tabindex- Value: numeric value. Configures the tab order of the form control</text:p>
      <text:p text:style-name="Standard"/>
      <text:p text:style-name="Standard">Hands On Practice 9.2</text:p>
      <text:p text:style-name="Standard">1 Modify the title element to display the text “Contact Form”</text:p>
      <text:p text:style-name="Standard"/>
      <text:p text:style-name="Standard">2 Configure the h1 element with the text “Contact Us”</text:p>
      <text:p text:style-name="Standard"/>
      <text:p text:style-name="Standard">3 A form control for the e-mail address is already coded. Refer to fig 9.10 and note that you'll need to add text box form controls for the first name and last name above the email form control. Add the following code on new lines below the opening form tag to accept the name of your web page visitor</text:p>
      <text:p text:style-name="Standard">First Name: &lt;input type=”text” name=”fname” id=”fname”&gt;&lt;br&gt;&lt;br&gt;</text:p>
      <text:p text:style-name="Standard">Last Name: &lt;input type=”text” name=”lname” id=”lname”&gt;&lt;br&gt;&lt;br&gt;</text:p>
      <text:p text:style-name="Standard"/>
      <text:p text:style-name="Standard">4 Now you are ready to add the scrolling text box form control to the form using a &lt;textarea tag on a new line below the email form control. The code is</text:p>
      <text:p text:style-name="Standard">Comments:&lt;br&gt;</text:p>
      <text:p text:style-name="Standard">&lt;textarea name=”comments” id=”comments”&gt;&lt;/textarea&gt;&lt;br&gt;&lt;br&gt;</text:p>
      <text:p text:style-name="Standard"/>
      <text:p text:style-name="Standard"><text:soft-page-break/>5 Save your file and test, notice the browser will use the default display</text:p>
      <text:p text:style-name="Standard"/>
      <text:p text:style-name="Standard">6 Let's configure the rows and cols attributes for the scrolling text box form control. Modify the &lt;textarea&gt; tag and set rows=”4” and cols=”40” as follows:</text:p>
      <text:p text:style-name="Standard">Comments:&lt;br&gt;</text:p>
      <text:p text:style-name="Standard">&lt;textarea name=”comments” id=”comments” rows=”4” cols=”40”&gt;&lt;/textarea&gt;&lt;br&gt;&lt;br&gt;</text:p>
      <text:p text:style-name="Standard"/>
      <text:p text:style-name="Standard">7 Next modify the text displayed on the submit button. Set the value attribute to “Contact”. Save and test</text:p>
      <text:p text:style-name="Standard"/>
      <text:p text:style-name="Standard">9.4</text:p>
      <text:p text:style-name="Standard">Select List</text:p>
      <text:p text:style-name="Standard">-the select list form control is also known as select box, drop-down list, drop-down box, and option-box</text:p>
      <text:p text:style-name="Standard">-a select list is configured with one select element and multiple option elements</text:p>
      <text:p text:style-name="Standard"/>
      <text:p text:style-name="Standard">Select Element</text:p>
      <text:p text:style-name="Standard">-the select element contains and configures the select list form control. The &lt;select&gt; tag denotes the beginning of the select list, the &lt;/select&gt; tag denotes the end of the select list</text:p>
      <text:p text:style-name="P1"/>
      <text:p text:style-name="Standard">Table 9.8 Common Select Element Attributes</text:p>
      <text:p text:style-name="Standard">-name- Value: alphanumeric, no spaces, begins with a letter. Names the form element so that it can be easily accessed by client-side scripting languages or by server-side processing; the name should be unique</text:p>
      <text:p text:style-name="Standard">-id- Value: alphanumeric, no spaces, begins with a letter. Provides a unique identifier for the form element</text:p>
      <text:p text:style-name="Standard">-size- Value: numeric value. Configures the number of choices the browser will display; if set to 1, the element functions as a drop-down list; scroll bars are automatically added by the browser if the number of options exceeds the space allowed</text:p>
      <text:p text:style-name="Standard">-multiple- Value: multiple. Configures a select list to accept more than one choice; by default, only one choice can be made from a select list</text:p>
      <text:p text:style-name="Standard">-disabled- Value: disabled. Form control is disabled</text:p>
      <text:p text:style-name="Standard">-tabindex- Value: numeric value. Configures the tab order of the form control</text:p>
      <text:p text:style-name="Standard"/>
      <text:p text:style-name="Standard">Option Element</text:p>
      <text:p text:style-name="Standard">-the option element contains and configures an option item displayed in the select list form control</text:p>
      <text:p text:style-name="Standard">-it starts with the &lt;option&gt; tag and ends with the &lt;/option tag&gt;</text:p>
      <text:p text:style-name="Standard">-attributes configure the value of the option and whether they are preselected</text:p>
      <text:p text:style-name="Standard"/>
      <text:p text:style-name="Standard">Table 9.9 Common Option Element Attributes</text:p>
      <text:p text:style-name="Standard">-value- Value: text or numeric characters. Assigns a value to the option; this value can be accessed by client-side and server-side processing</text:p>
      <text:p text:style-name="Standard">-selected- Value: selected. Configures an option to be initially selected when displayed by a browser</text:p>
      <text:p text:style-name="Standard">-disabled- Value: disabled. Form control is disabled</text:p>
      <text:p text:style-name="Standard"/>
      <text:p text:style-name="Standard">Example 1 (select list, one initial item visible)</text:p>
      <text:p text:style-name="Standard">&lt;select size=”1” name=”favbrowser” id=”favbrowser”&gt;</text:p>
      <text:p text:style-name="Standard"><text:tab/>&lt;option&gt;Select your favorite browser&lt;/option&gt;</text:p>
      <text:p text:style-name="Standard"><text:tab/>&lt;option value=”Edge”&gt;Edge&lt;/option&gt;</text:p>
      <text:p text:style-name="Standard"><text:tab/>&lt;option value=”Firefox”&gt;Firefox&lt;/option&gt;</text:p>
      <text:p text:style-name="Standard"><text:soft-page-break/><text:tab/>&lt;option value=”Chrome”&gt;Chrome&lt;/option&gt;</text:p>
      <text:p text:style-name="Standard">&lt;/select&gt;</text:p>
      <text:p text:style-name="Standard"/>
      <text:p text:style-name="Standard">Example 2 (select list, four items visible)</text:p>
      <text:p text:style-name="Standard">&lt;select size=”4” name=”jumpmenu” id=”jumpmenu”&gt;</text:p>
      <text:p text:style-name="Standard"><text:tab/>&lt;option value=”index.html”&gt;Home&lt;/option&gt;</text:p>
      <text:p text:style-name="Standard"><text:tab/>&lt;option value=”services.html”&gt;Services&lt;/option&gt;</text:p>
      <text:p text:style-name="Standard"><text:tab/>&lt;option value=”about.html”&gt;About&lt;/option&gt;</text:p>
      <text:p text:style-name="Standard"><text:tab/>&lt;option value=”contact.html”&gt;Contact&lt;/option&gt;</text:p>
      <text:p text:style-name="Standard">&lt;/select&gt;</text:p>
      <text:p text:style-name="Standard"/>
      <text:p text:style-name="Standard">9.5</text:p>
      <text:p text:style-name="Standard">Image Buttons and the Button Element</text:p>
      <text:p text:style-name="Standard">-you can make the form control that visitors select to submit the form a bit more compelling by</text:p>
      <text:p text:style-name="Standard">1 Configure an image with the input element</text:p>
      <text:p text:style-name="Standard">2 Create a custom image that is configured with the button element</text:p>
      <text:p text:style-name="Standard"/>
      <text:p text:style-name="Standard">Image Button</text:p>
      <text:p text:style-name="Standard">-an image used in place of the standard submit button is an image button</text:p>
      <text:p text:style-name="Standard">-when an image is clicked, the form is submitted</text:p>
      <text:p text:style-name="Standard">-image buttons are coded with the &lt;input&gt; tag along with type=”image” and a src attribute with the value of the name of the image file</text:p>
      <text:p text:style-name="Standard">-example:</text:p>
      <text:p text:style-name="Standard">&lt;input type=”image” src=”login.gif” alt=”Login Button”&gt;</text:p>
      <text:p text:style-name="Standard"/>
      <text:p text:style-name="Standard">Button Element</text:p>
      <text:p text:style-name="Standard">-another way to add more interest to a form is to use the button element, which can be used to configure not only images but also blocks of text as the selectable area that can submit or reset a form</text:p>
      <text:p text:style-name="Standard">-any web page between the &lt;button&gt; and &lt;/button&gt; tags is configured to be part of the button</text:p>
      <text:p text:style-name="Standard"/>
      <text:p text:style-name="Standard">Table 9.10 Common Button Element Attributes</text:p>
      <text:p text:style-name="Standard">-type</text:p>
      <text:p text:style-name="Standard">*submit- functions as a submit button</text:p>
      <text:p text:style-name="Standard">*reset- functions as a reset button</text:p>
      <text:p text:style-name="Standard">-button- functions as a button</text:p>
      <text:p text:style-name="Standard">-name- Value: alphanumeric, no spaces, begins with a letter. Names the form element so that it can be easily accessed by client-side scripting languages or by server-side processing; the name should be unique</text:p>
      <text:p text:style-name="Standard">-id- Value: alphanumeric, no spaces, begins with a letter. Provides a unique identifier for the form element</text:p>
      <text:p text:style-name="Standard">-alt- Value: brief text description of the image. Provides accessibility to visitors who are unable to view the image</text:p>
      <text:p text:style-name="Standard">-value- Value: text or numeric characters. A value given to a form element that is passed to the form handler</text:p>
      <text:p text:style-name="Standard"/>
      <text:p text:style-name="Standard">example button:</text:p>
      <text:p text:style-name="Standard">&lt;button type=”submit”&gt;</text:p>
      <text:p text:style-name="Standard">&lt;img src=”signup.gif” width=”80” height=”28” alt=”Sign up for free newsletter”&gt;&lt;br&gt;Sign up for free newsletter</text:p>
      <text:p text:style-name="Standard"><text:soft-page-break/>&lt;/button&gt;</text:p>
      <text:p text:style-name="Standard"/>
      <text:p text:style-name="Standard">9.6</text:p>
      <text:p text:style-name="Standard">Accessibility and Forms</text:p>
      <text:p text:style-name="Standard"/>
      <text:p text:style-name="Standard">Label Element</text:p>
      <text:p text:style-name="Standard">-label element- container tag that associates a text description with a form control</text:p>
      <text:p text:style-name="Standard">-this helps visually challenged people who are using a screen reader to match up the text descriptions on forms with their corresponding form controls. The label also benefits individuals who have difficulty with fine motor control</text:p>
      <text:p text:style-name="Standard">-clicking anywhere on either a form control or its associated text label will set the cursor focus to the form control</text:p>
      <text:p text:style-name="Standard">-the &lt;label&gt; tag specifies the beginning of the label and the &lt;/label&gt; tag specifies the end</text:p>
      <text:p text:style-name="Standard"/>
      <text:p text:style-name="Standard">There are two different methods to associate a label with a form control</text:p>
      <text:p text:style-name="Standard">1 The first method places the label element as a container around both the text description and the html form element. Notice that both the text label and the form control must be adjacent elements. The code is:</text:p>
      <text:p text:style-name="Standard">&lt;label&gt;E-mail: &lt;input type=”text” name=”email” id=”email”&gt;&lt;/label&gt;</text:p>
      <text:p text:style-name="Standard"/>
      <text:p text:style-name="Standard">2 The second method uses the for attribute to associate the label with a particular html form element. This is more flexible and it does not require the text label and the form control to be adjacent. The code is:</text:p>
      <text:p text:style-name="Standard">&lt;label for=”email”&gt;E-mail: &lt;/label&gt;</text:p>
      <text:p text:style-name="Standard">&lt;input type=”text” name=”email” id=”email”&gt;</text:p>
      <text:p text:style-name="Standard">-notice that the value for the for attribute on the label element is the same value as the id attribute on the input element. This creates the association between the text label and the form control</text:p>
      <text:p text:style-name="Standard">-the input element uses both the name and id attributes for different purposes. The name atribute can be used by client-side scripting and server-side processing. The id attribute creates an identifier that can be used by the label element, anchor element, and CSS selectors</text:p>
      <text:p text:style-name="Standard">-the label element does not display on the web page, it works behind the scenes to provide for accessibility</text:p>
      <text:p text:style-name="Standard"/>
      <text:p text:style-name="Standard">Hands On Practice 9.3</text:p>
      <text:p text:style-name="Standard">1 Locate the text box for the first name. Add a label element to wrap around the input tag as follows:</text:p>
      <text:p text:style-name="Standard">&lt;label&gt;First Name: &lt;input type=”text” name=”fname” id=”fname”&gt;&lt;/label&gt;</text:p>
      <text:p text:style-name="Standard"/>
      <text:p text:style-name="Standard">2 Similar to step 1, add a label element for the last name and email form controls</text:p>
      <text:p text:style-name="Standard"/>
      <text:p text:style-name="Standard">3 Configure a label element to contain the text “Comments”. Associate the label with the scrolling text box form control. The sample code is</text:p>
      <text:p text:style-name="Standard">&lt;label for=”comments”&gt;Comments: &lt;/label&gt;&lt;br&gt;</text:p>
      <text:p text:style-name="Standard">&lt;textarea name=”comments” id=”comments” rows=”4” cols=”40”&gt;&lt;/textarea&gt;</text:p>
      <text:p text:style-name="Standard"/>
      <text:p text:style-name="Standard">Fieldset and Legend Elements</text:p>
      <text:p text:style-name="Standard">-fieldset element- will cause the browser to render a visual cue, such as an outline or border, around form elements grouped together within the fieldset</text:p>
      <text:p text:style-name="Standard">-&lt;fieldset&gt; tag denotes the start, &lt;/fieldset&gt; denotes the end </text:p>
      <text:p text:style-name="Standard"/>
      <text:p text:style-name="Standard"><text:soft-page-break/>-the legend element provides a text description for the fieldset grouping</text:p>
      <text:p text:style-name="Standard">-&lt;legend&gt; denotes the beginning and &lt;/legend&gt; denotes the end of the text description </text:p>
      <text:p text:style-name="Standard"/>
      <text:p text:style-name="Standard">example:</text:p>
      <text:p text:style-name="Standard">&lt;fieldset&gt;</text:p>
      <text:p text:style-name="Standard">&lt;legend&gt;Billing Address&lt;/legend&gt;</text:p>
      <text:p text:style-name="Standard">&lt;label&gt;Street: &lt;input type=”text” name=”street” id=”street” size=”54”&gt;&lt;/label&gt;&lt;br&gt;&lt;br&gt;</text:p>
      <text:p text:style-name="Standard">&lt;label&gt;City: &lt;input type=”text” name=”city” id=”city”&gt;&lt;/label&gt;</text:p>
      <text:p text:style-name="Standard">&lt;label&gt;State: &lt;input type=”text” name=”state” id=”state” maxlength=”2” size=”5”&gt;&lt;/label&gt;</text:p>
      <text:p text:style-name="Standard">&lt;label&gt;Zip: &lt;input type=”text” name=”zip” id=”zip” maxlength=”5” size=”5”&gt;&lt;/label&gt;</text:p>
      <text:p text:style-name="Standard">&lt;/fieldset&gt;</text:p>
      <text:p text:style-name="Standard"/>
      <text:p text:style-name="Standard">-the grouping and visual effect of the fieldset element creates an organized and appealing web page containing a form</text:p>
      <text:p text:style-name="Standard">-using the fieldset and legend elements to group form controls enhances accessibility by organizing the controls both visually and semantically</text:p>
      <text:p text:style-name="Standard">-the fieldset and legend elements can be accessed by screen readers and are useful tools for configuring groups of radio buttons and check boxes on web pages</text:p>
      <text:p text:style-name="Standard"/>
      <text:p text:style-name="Standard">The tabindex Attribute </text:p>
      <text:p text:style-name="Standard">-some website visitors may have difficulty with a mouse and will use a keyboard </text:p>
      <text:p text:style-name="Standard">-the tab key can be used to move from one form control to another. The default action for the tab key within a form is to move to the next form control in the order in which the form controls are coded in the web page document</text:p>
      <text:p text:style-name="Standard">-however, if the tab order needs to be changed, use the tabindex attribute on each form control</text:p>
      <text:p text:style-name="Standard">-for each form tag (&lt;input&gt;, &lt;select&gt;, and &lt;textarea&gt;), code a tabindex attribute with a numeric value, beginning with 1, 2, 3, and so on in numerical order.</text:p>
      <text:p text:style-name="Standard">-example html to configure the customer email textbox as the initial position of the cursor</text:p>
      <text:p text:style-name="Standard">&lt;input type=”text” name=”Email” id=”Email” tabindex=”1”&gt;</text:p>
      <text:p text:style-name="Standard"/>
      <text:p text:style-name="Standard">-if you configure a form control with tabindex=”0”, it will be visited after all of the other form controls that are assigned a tabindex attribute </text:p>
      <text:p text:style-name="Standard">-if you happen to assign two form controls the same tabindex value, the one that is coded first in the html will be visited first</text:p>
      <text:p text:style-name="Standard">-you can configure the tabindex attribute for anchor tags in a similar manner. The default action for the tab key and anchor tags is to move from hyperlink to hyperlink in the order they are coded on the page. Use the tabindex attribute if you need to modify this behavior</text:p>
      <text:p text:style-name="Standard"/>
      <text:p text:style-name="Standard">The accesskey Attribute </text:p>
      <text:p text:style-name="Standard">-another technique to make your form keyboard-friendly is to use the accesskey attribute of form controls. You can also configure the accesskey attribute on an anchor tag</text:p>
      <text:p text:style-name="Standard">-assigning the accesskey attribute a value of one of the characters (a letter or number) on the keyboard will create a hotkey that your website visitor can press to move the cursor immediately to a form control or hyperlink</text:p>
      <text:p text:style-name="Standard">-the method used to access this hotkey varies depending on the operating system. Windows users will press the Alt key and the character key. Mac users will press the Ctrl key and the character key </text:p>
      <text:p text:style-name="Standard">-for example, this code is used to create a hotkey for accesskey=”E”</text:p>
      <text:p text:style-name="Standard">&lt;input type=”text” name=”email” id=”email” accesskey=”E”&gt;</text:p>
      <text:p text:style-name="Standard">-note: you cannot rely on the browser to indicate that a character is an accesskey (also called a hotkey). <text:soft-page-break/>You will have to manually code info about the hotkey. A visual cue may be helpful, such as displaying the hotkey in bold or by placing a message such as (Alt+E) after a form control or hyperlink that uses a hotkey</text:p>
      <text:p text:style-name="Standard">-when choosing accesskey values, avoid combinations that are already used by the operating system (such as Alt+F to display the File menu). Testing hotkeys is critical</text:p>
      <text:p text:style-name="Standard"/>
      <text:p text:style-name="Standard">9.7</text:p>
      <text:p text:style-name="Standard">Style a Form with CSS</text:p>
      <text:p text:style-name="Standard">-before CSS was well supported, web devs always used a table to configure the design of form elements, typically placing the text labels and form field elements in separate table data cells. However, the table approach is outdated, does not provide support for accessibility, and can be difficult to maintain over time</text:p>
      <text:p text:style-name="Standard">-the modern approach is to style the form with CSS</text:p>
      <text:p text:style-name="Standard"/>
      <text:p text:style-name="Standard">-when styling a form with CSS, the box model is used to create a series of boxes</text:p>
      <text:p text:style-name="Standard">-the outermost box defines the form area. Other boxes indicate label elements and form controls. CSS is used to configure these components</text:p>
      <text:p text:style-name="Standard"/>
      <text:p text:style-name="Standard">Example (label element selector is configured with 100px width, floats to the left side of the form, and clears any previous left floats. The input and textarea elements have a top margin and are configured with block display. The submit button is assigned to an id with a left margin. The styles result in a well aligned form.)</text:p>
      <text:p text:style-name="Standard">-CSS code</text:p>
      <text:p text:style-name="Standard">form { </text:p>
      <text:p text:style-name="Standard"><text:tab/>background-color: #eaeaea;</text:p>
      <text:p text:style-name="Standard"><text:tab/>font-family: Arial, sans-serif;</text:p>
      <text:p text:style-name="Standard"><text:tab/>padding: 10px; }</text:p>
      <text:p text:style-name="Standard">label {</text:p>
      <text:p text:style-name="Standard"><text:tab/>float: left;</text:p>
      <text:p text:style-name="Standard"><text:tab/>width: 100px;</text:p>
      <text:p text:style-name="Standard"><text:tab/>clear: left;</text:p>
      <text:p text:style-name="Standard"><text:tab/>text-align: right;</text:p>
      <text:p text:style-name="Standard"><text:tab/>padding-right: 10px;</text:p>
      <text:p text:style-name="Standard"><text:tab/>margin-top: 10px; }</text:p>
      <text:p text:style-name="Standard">input, textarea {</text:p>
      <text:p text:style-name="Standard"><text:tab/>margin-top: 10px;</text:p>
      <text:p text:style-name="Standard"><text:tab/>display: block; }</text:p>
      <text:p text:style-name="Standard">#mySubmit {</text:p>
      <text:p text:style-name="Standard"><text:tab/>margin-left: 110px; }</text:p>
      <text:p text:style-name="Standard">-HTML code</text:p>
      <text:p text:style-name="Standard">&lt;form&gt;</text:p>
      <text:p text:style-name="Standard"><text:tab/>&lt;label for =”myName”&gt;Name:&lt;/label&gt;</text:p>
      <text:p text:style-name="Standard"><text:tab/>&lt;input type=”text” name=”myName” id=”myName”&gt;</text:p>
      <text:p text:style-name="Standard"><text:tab/>&lt;label for=”meEmail”&gt;E-mail:&lt;/label&gt;</text:p>
      <text:p text:style-name="Standard"><text:tab/>&lt;textarea name=”myComments” id=”myComments” rows=”2” cols=”20”&gt;&lt;/textarea&gt;</text:p>
      <text:p text:style-name="Standard"><text:tab/>&lt;input id=”mySubmit” type=”submit” value=Submit”&gt;</text:p>
      <text:p text:style-name="Standard">&lt;/form&gt;</text:p>
      <text:p text:style-name="Standard"/>
      <text:p text:style-name="Standard">-testing the way that different browsers render the form is crucial</text:p>
      <text:p text:style-name="Standard"><text:soft-page-break/></text:p>
      <text:p text:style-name="Standard">-so far we have not put an action attribute in the &lt;form&gt; tag, which we will start showing next section</text:p>
      <text:p text:style-name="Standard"/>
      <text:p text:style-name="Standard">9.8</text:p>
      <text:p text:style-name="Standard">Server-Side Processing</text:p>
      <text:p text:style-name="Standard">-sometimes a website needs more functionality than static web pages, possibly a site search, order form, email list, database display, or other type of interactive dynamic processing. This is when server-side processing is needed</text:p>
      <text:p text:style-name="Standard">-early web developers used a protocol called Common Gateway Interface (CGI) to provide this functionality</text:p>
      <text:p text:style-name="Standard">-CGI is a protocol, or standard method, for a web server to pass a web page user's request (which is typically initiated through the use of a form) to an application program and to accept information to send to the user</text:p>
      <text:p text:style-name="Standard">-the web server typically passes the form info to a small application program that is run by the operating system and that processes the data, usually sending back a confirmation web page or message</text:p>
      <text:p text:style-name="Standard">-Perl and C are popular programming languages for CGI applications</text:p>
      <text:p text:style-name="Standard">-sever-side scripting is a technology by which a server-side script is run on a web server to dynamically generate web pages. Examples of server-side processing include PHP, Ruby on Rails, Microsoft Active Server Pages, Adobe ColdFusion, Oracle JavaServer Pages, and Microsoft .NET</text:p>
      <text:p text:style-name="Standard">-server-side scripting differs from CGI in that it uses direct execution, the script is run either by the web server itself or by an extension module to the web server </text:p>
      <text:p text:style-name="Standard"/>
      <text:p text:style-name="Standard">-a web page invokes server-side processing either by an attribute on a form or by a hyperlink (the URL of the script is used). Any form data that exists is passed to the script</text:p>
      <text:p text:style-name="Standard">-the script completes its processing and may generate a confirmation or responsive web page with the requested information</text:p>
      <text:p text:style-name="Standard">-when invoking a server-side script, the web developer and server-side programmer must communicate about the form method attribute (get or post), form action attribute (the URL of the server-side script), and any special form element controls expected by the server-side script</text:p>
      <text:p text:style-name="Standard"/>
      <text:p text:style-name="Standard">-the method attribute is used on the form tag to indiciate the way in which the name and value pairs should be passed to the server.</text:p>
      <text:p text:style-name="Standard">-the method attribute value of get causes the form data to be appended to the URL, which is easily visible and not secure</text:p>
      <text:p text:style-name="Standard">-the method attribute value of post does not pass the form information in the URL; it passes it in the entity body of the HTTP request, which makes it more private</text:p>
      <text:p text:style-name="Standard">-the W3C recommends the method=”post” method</text:p>
      <text:p text:style-name="Standard"/>
      <text:p text:style-name="Standard">-the action attribute is used on the &lt;form&gt; tag to invoke a server-side script. The name attribute and the value attribute associated with each form control are passed to the server-side script</text:p>
      <text:p text:style-name="Standard">-the name attribute may be used as a variable name in the server-side processing</text:p>
      <text:p text:style-name="Standard"/>
      <text:p text:style-name="Standard">example:</text:p>
      <text:p text:style-name="Standard">&lt;form method=”post” action=”<text:a xlink:type="simple" xlink:href="http://webdevbasics.net/scripts/demo.php" text:style-name="Internet_20_link" text:visited-style-name="Visited_20_Internet_20_Link">http://webdevbasics.net/scripts/demo.php</text:a>”&gt;</text:p>
      <text:p text:style-name="Standard"/>
      <text:p text:style-name="Standard">Privacy and Forms</text:p>
      <text:p text:style-name="Standard">-the guidelines you develop to protect the privacy of your vistors' info is called a privacy policy. Websites either indicate this on the form page itself or create a separate page that describes the privacy policy (and other company policies)</text:p>
      <text:p text:style-name="Standard"><text:soft-page-break/></text:p>
      <text:p text:style-name="Standard">Server-Side Processing Resources</text:p>
      <text:p text:style-name="Standard"/>
      <text:p text:style-name="Standard">Sources of Free Remote-Hosted Form Processing (may be ads displayed)</text:p>
      <text:p text:style-name="Standard">-FormBuddy</text:p>
      <text:p text:style-name="Standard">-FormMail</text:p>
      <text:p text:style-name="Standard">-Master.com</text:p>
      <text:p text:style-name="Standard"/>
      <text:p text:style-name="Standard">Sources of Free Server-Side Scripts (check what is supported)</text:p>
      <text:p text:style-name="Standard">-scriptarchive</text:p>
      <text:p text:style-name="Standard">-php.resourceindex.com</text:p>
      <text:p text:style-name="Standard"/>
      <text:p text:style-name="Standard">Exploring Server-Side Processing Technologies</text:p>
      <text:p text:style-name="Standard">-PHP</text:p>
      <text:p text:style-name="Standard">-Oracle JavaServer Pages Technology</text:p>
      <text:p text:style-name="Standard">-Adobe ColdFusion and Web Applications</text:p>
      <text:p text:style-name="Standard">-Ruby on Rails</text:p>
      <text:p text:style-name="Standard">-Microsoft .NET</text:p>
      <text:p text:style-name="Standard">-Microsoft Active Server Pages: Active Server Pages</text:p>
      <text:p text:style-name="Standard"/>
      <text:p text:style-name="Standard">9.9</text:p>
      <text:p text:style-name="Standard">HTML5 Form Controls</text:p>
      <text:p text:style-name="Standard"/>
      <text:p text:style-name="Standard">Email Address Input</text:p>
      <text:p text:style-name="Standard">-the email address input form control is similar to a text box, but it accepts info that must be in email format ie “<text:a xlink:type="simple" xlink:href="mailto:DrMorris2010@gmail.com" text:style-name="Internet_20_link" text:visited-style-name="Visited_20_Internet_20_Link">DrMorris2010@gmail.com</text:a>”</text:p>
      <text:p text:style-name="Standard">-the input element with type=”email” configures an email address input control</text:p>
      <text:p text:style-name="Standard">-only browsers that support the html5 email attribute will verify the format of the info, others will treat it as a text box</text:p>
      <text:p text:style-name="Standard">example:</text:p>
      <text:p text:style-name="Standard">&lt;label for=”myEmail”&gt;E-mail:&lt;/label&gt;</text:p>
      <text:p text:style-name="Standard">&lt;input type=”email” name=”myEmail” id=”myEmail”&gt;</text:p>
      <text:p text:style-name="Standard"/>
      <text:p text:style-name="Standard">URL Input</text:p>
      <text:p text:style-name="Standard">-url input is similar to textbox but is intended to accept any valid type of URL or URI</text:p>
      <text:p text:style-name="Standard">-input element with type=”url”</text:p>
      <text:p text:style-name="Standard">-only browsers that support this attribute will use it</text:p>
      <text:p text:style-name="Standard">example:</text:p>
      <text:p text:style-name="Standard">&lt;label for =”myWebsite”&gt;Suggest a Website:&lt;/label&gt;</text:p>
      <text:p text:style-name="Standard">&lt;input type=”url” name=”myWebsite” id=”myWebsite”&gt;</text:p>
      <text:p text:style-name="Standard"/>
      <text:p text:style-name="Standard">Telephone Number Input</text:p>
      <text:p text:style-name="Standard">-input element with type=”tel”</text:p>
      <text:p text:style-name="Standard">-example:</text:p>
      <text:p text:style-name="Standard">&lt;label for=”mobile”&gt;Mobile Number:&lt;/label&gt;</text:p>
      <text:p text:style-name="Standard">&lt;input type=”tel” name=”mobile” id=”mobile”&gt;</text:p>
      <text:p text:style-name="Standard"/>
      <text:p text:style-name="Standard"/>
      <text:p text:style-name="Standard"/>
      <text:p text:style-name="Standard"><text:soft-page-break/>Search Field Input</text:p>
      <text:p text:style-name="Standard">-accepts a search term</text:p>
      <text:p text:style-name="Standard">-input element with type=”search”</text:p>
      <text:p text:style-name="Standard">-example:</text:p>
      <text:p text:style-name="Standard">&lt;label for=”keyword”&gt;Search:&lt;/label&gt;</text:p>
      <text:p text:style-name="Standard">&lt;input type=”search” name=”keyword” id=”keyword”&gt;</text:p>
      <text:p text:style-name="Standard"/>
      <text:p text:style-name="Standard">Datalist Form Control</text:p>
      <text:p text:style-name="Standard">-datalist form control- choice selection is offered to the user along with a text box for entry. Provides convenient way to offer choices while providing flexibility</text:p>
      <text:p text:style-name="Standard">-datalist is configured using three elements: an input element, the datalist element, and one or more option elements</text:p>
      <text:p text:style-name="Standard">-example:</text:p>
      <text:p text:style-name="Standard">&lt;label for=”color”&gt;Favorite Color:&lt;/label&gt;</text:p>
      <text:p text:style-name="Standard">&lt;input type=”text” name=”color” id=”color” list=”colors”&gt;</text:p>
      <text:p text:style-name="Standard"><text:tab/>&lt;datalist id=”colors”&gt;</text:p>
      <text:p text:style-name="Standard"><text:tab/>&lt;option value=”red”<text:tab/><text:tab/>label=”red”&gt;</text:p>
      <text:p text:style-name="Standard"><text:tab/>&lt;option value=”green”<text:tab/>label=”green”&gt;</text:p>
      <text:p text:style-name="Standard"><text:tab/>&lt;option value=”blue”<text:tab/><text:tab/>label=”blue”&gt;</text:p>
      <text:p text:style-name="Standard"><text:tab/>&lt;option value=”yellow”<text:tab/>label=”yellow”&gt;</text:p>
      <text:p text:style-name="Standard"><text:tab/>&lt;option value=”pink”<text:tab/><text:tab/>label=”pink”&gt;</text:p>
      <text:p text:style-name="Standard"><text:tab/>&lt;option value=”black”<text:tab/>label=”black”&gt;</text:p>
      <text:p text:style-name="Standard">-notice that the value of the list attribute on the input element is the same as the value of the id attribute on the datalist element. This creates the association between the text box and the datalist form control. One or more option elements can be used to offer predefined choices to your web page visitor</text:p>
      <text:p text:style-name="Standard">-the option element's label attribute configures the text displayed in each list entry. The option element's value attribute configures the text sent to server-side processing when the form is submitted</text:p>
      <text:p text:style-name="Standard">-the visitor can choose an option from the list, or type directly into the text box</text:p>
      <text:p text:style-name="Standard"/>
      <text:p text:style-name="Standard">Slider Form Control</text:p>
      <text:p text:style-name="Standard">-slider form control provides a visual, interactive interface that accepts numerical information</text:p>
      <text:p text:style-name="Standard">-the input element with type=”range” configures a slider control in which a number within a specified range is chosen. The default range is from 1 to 100</text:p>
      <text:p text:style-name="Standard">-note: the nondisplay of the value to the user may be a disadvantage to slider control</text:p>
      <text:p text:style-name="Standard">-example:</text:p>
      <text:p text:style-name="Standard">&lt;label for=”myChoice”&gt;Choose a number between 1 and 100:&lt;/label&gt;&lt;br&gt;</text:p>
      <text:p text:style-name="Standard">Low &lt;input type=”range” name=”myChoice” id=”myChoice” min=”1” max=”100”&gt; High</text:p>
      <text:p text:style-name="Standard"/>
      <text:p text:style-name="Standard">Slider, Spinner, and Date/Time Form Controls</text:p>
      <text:p text:style-name="Standard">-max- value: maximum numerical value</text:p>
      <text:p text:style-name="Standard">-min- value: minimum numeric value</text:p>
      <text:p text:style-name="Standard">-step- value: incremental numeric step value</text:p>
      <text:p text:style-name="Standard"/>
      <text:p text:style-name="Standard">Spinner Form Control</text:p>
      <text:p text:style-name="Standard">-spinner form control- displays an interface that accepts numerical information and provides feedback to the user</text:p>
      <text:p text:style-name="Standard">-the input element with type=”number” configures a spinner control in which the user can either type a number into the text box or select a number from a specified range</text:p>
      <text:p text:style-name="Standard">-spinner control uses the max, min, and step attributes</text:p>
      <text:p text:style-name="Standard"><text:soft-page-break/>-example:</text:p>
      <text:p text:style-name="Standard">&lt;label for=”myChoice”&gt;Choose a number between 1 and 10:&lt;/label&gt;</text:p>
      <text:p text:style-name="Standard">&lt;input type=”number” name=”myChoice” id=-”myChoice” min=”1” max=”10”&gt;</text:p>
      <text:p text:style-name="Standard"/>
      <text:p text:style-name="Standard">Calendar Form Control</text:p>
      <text:p text:style-name="Standard">-HTML5 provides a variety of calendar form controls to accept the date- and time-related information. Use the input element and configure the type attribute to specify a date or time control</text:p>
      <text:p text:style-name="Standard"/>
      <text:p text:style-name="Standard">Table 9.12 Date and Time Controls</text:p>
      <text:p text:style-name="Standard">-date (a date)- format: YYYY-MM-DD</text:p>
      <text:p text:style-name="Standard">-datetime (a date and time with time zone info, note that the time zone is indicated by the offset from UTC time)- format: YYYY-MM-DDTHH:MM:SS-##:##Z. ex. 2018-01-02T09:58:00-6:00Z is January 2, 2018 at 9:58 AM CST</text:p>
      <text:p text:style-name="Standard">-datetime-local (a date and time without time zone information)- format: YYYY-MM-DDTHH:MM:SS</text:p>
      <text:p text:style-name="Standard">-time (a time without time zone information)- format: HH:MM:SS</text:p>
      <text:p text:style-name="Standard">-month (a year and month)- format: YYYY-MM </text:p>
      <text:p text:style-name="Standard">-week (a year and week)- format: YYYY-W## where ## represents the week in the year</text:p>
      <text:p text:style-name="Standard"/>
      <text:p text:style-name="Standard">example:</text:p>
      <text:p text:style-name="Standard">&lt;label for=”myDate”&gt;Choose a Date&lt;/label&gt;</text:p>
      <text:p text:style-name="Standard">&lt;input type=”date” name=”myDate” id=”myDate”&gt;</text:p>
      <text:p text:style-name="Standard"/>
      <text:p text:style-name="Standard">-at time of textbook writing, only Chrome, Edge, and Opera browsers displayed a calendar interface for date and time controls. Other browsers currently render the date and time form controls as a text box, but you should expect increased support in the future</text:p>
      <text:p text:style-name="Standard"/>
      <text:p text:style-name="Standard">color-well Form Control</text:p>
      <text:p text:style-name="Standard">-the color-well form control displays an interface that offers a color-picker interface to the user</text:p>
      <text:p text:style-name="Standard">-the input element with type=”color” configures a control with which the user can choose a color </text:p>
      <text:p text:style-name="Standard">example:</text:p>
      <text:p text:style-name="Standard">&lt;label for=”myColor”&gt;Choose a color:&lt;/label&gt;</text:p>
      <text:p text:style-name="Standard">&lt;input type=”color” name=”myColor” id=”myColor”&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19T11:02:13.02</meta:creation-date>
    <dc:date>2020-10-25T18:15:51.86</dc:date>
    <meta:editing-duration>PT7H15M57S</meta:editing-duration>
    <meta:editing-cycles>57</meta:editing-cycles>
    <meta:generator>OpenOffice/4.1.7$Win32 OpenOffice.org_project/417m1$Build-9800</meta:generator>
    <meta:document-statistic meta:table-count="0" meta:image-count="0" meta:object-count="0" meta:page-count="15" meta:paragraph-count="453" meta:word-count="5671" meta:character-count="36481"/>
  </office:meta>
</office:document-meta>
</file>